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cfe7f5"/>
    </style:style>
    <style:style style:name="ce2" style:family="table-cell" style:parent-style-name="Default" style:data-style-name="N10000">
      <style:table-cell-properties fo:background-color="#cfe7f5"/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0000">
      <style:table-cell-properties fo:background-color="#ffffcc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M Mas Cpu 1 Core </text:p>
          </table:table-cell>
          <table:table-cell table:number-columns-repeated="3"/>
          <table:table-cell office:value-type="string" calcext:value-type="string">
            <text:p>RR Mas Cpu 1 Core </text:p>
          </table:table-cell>
          <table:table-cell table:number-columns-repeated="3"/>
          <table:table-cell office:value-type="string" calcext:value-type="string">
            <text:p>PSJF Igual Prio Mas Cpu 1 Core </text:p>
          </table:table-cell>
          <table:table-cell table:number-columns-repeated="3"/>
          <table:table-cell office:value-type="string" calcext:value-type="string">
            <text:p>PSJF Menos Prio Mas Cpu 1 Core </text:p>
          </table:table-cell>
          <table:table-cell table:number-columns-repeated="3"/>
          <table:table-cell office:value-type="string" calcext:value-type="string">
            <text:p>PSJF Mas Prio Mas Cpu 1 Co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3]/[.C3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]/[.G3]" office:value-type="float" office:value="0.142857142857143" calcext:value-type="float">
            <text:p>0.1428571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3]/[.K3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N3]/[.O3]" office:value-type="float" office:value="0.166666666666667" calcext:value-type="float">
            <text:p>0.166666666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R3]/[.S3]" office:value-type="float" office:value="0.833333333333333" calcext:value-type="float">
            <text:p>0.8333333333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4]/[.C4]" office:value-type="float" office:value="0.538461538461538" calcext:value-type="float">
            <text:p>0.538461538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F4]/[.G4]" office:value-type="float" office:value="1.08333333333333" calcext:value-type="float">
            <text:p>1.08333333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J4]/[.K4]" office:value-type="float" office:value="0.538461538461538" calcext:value-type="float">
            <text:p>0.53846153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N4]/[.O4]" office:value-type="float" office:value="0.538461538461538" calcext:value-type="float">
            <text:p>0.538461538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R4]/[.S4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2" table:formula="of:=[.B5]/[.C5]" office:value-type="float" office:value="0.666666666666667" calcext:value-type="float">
            <text:p>0.66666666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F5]/[.G5]" office:value-type="float" office:value="1.22222222222222" calcext:value-type="float">
            <text:p>1.22222222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J5]/[.K5]" office:value-type="float" office:value="0.666666666666667" calcext:value-type="float">
            <text:p>0.666666666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N5]/[.O5]" office:value-type="float" office:value="0.666666666666667" calcext:value-type="float">
            <text:p>0.666666666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R5]/[.S5]" office:value-type="float" office:value="0.588235294117647" calcext:value-type="float">
            <text:p>0.5882352941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B6]/[.C6]" office:value-type="float" office:value="0.733333333333333" calcext:value-type="float">
            <text:p>0.733333333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F6]/[.G6]" office:value-type="float" office:value="1.04166666666667" calcext:value-type="float">
            <text:p>1.041666666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J6]/[.K6]" office:value-type="float" office:value="0.733333333333333" calcext:value-type="float">
            <text:p>0.73333333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N6]/[.O6]" office:value-type="float" office:value="0.733333333333333" calcext:value-type="float">
            <text:p>0.7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R6]/[.S6]"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table:formula="of:=SUM([.A3:.A6])/4" office:value-type="float" office:value="11" calcext:value-type="float">
            <text:p>11</text:p>
          </table:table-cell>
          <table:table-cell table:formula="of:=SUM([.B3:.B6])/4" office:value-type="float" office:value="11" calcext:value-type="float">
            <text:p>11</text:p>
          </table:table-cell>
          <table:table-cell table:formula="of:=SUM([.C3:.C6])/4" office:value-type="float" office:value="17.5" calcext:value-type="float">
            <text:p>17.5</text:p>
          </table:table-cell>
          <table:table-cell table:formula="of:=[.B7]/[.C7]" office:value-type="float" office:value="0.628571428571429" calcext:value-type="float">
            <text:p>0.6285714286</text:p>
          </table:table-cell>
          <table:table-cell table:formula="of:=SUM([.E3:.E6])/4" office:value-type="float" office:value="10" calcext:value-type="float">
            <text:p>10</text:p>
          </table:table-cell>
          <table:table-cell table:formula="of:=SUM([.F3:.F6])/4" office:value-type="float" office:value="15.25" calcext:value-type="float">
            <text:p>15.25</text:p>
          </table:table-cell>
          <table:table-cell table:formula="of:=SUM([.G3:.G6])/4" office:value-type="float" office:value="15.25" calcext:value-type="float">
            <text:p>15.25</text:p>
          </table:table-cell>
          <table:table-cell table:formula="of:=[.F7]/[.G7]" office:value-type="float" office:value="1" calcext:value-type="float">
            <text:p>1</text:p>
          </table:table-cell>
          <table:table-cell table:formula="of:=SUM([.I3:.I6])/4" office:value-type="float" office:value="11" calcext:value-type="float">
            <text:p>11</text:p>
          </table:table-cell>
          <table:table-cell table:formula="of:=SUM([.J3:.J6])/4" office:value-type="float" office:value="11" calcext:value-type="float">
            <text:p>11</text:p>
          </table:table-cell>
          <table:table-cell table:formula="of:=SUM([.K3:.K6])/4" office:value-type="float" office:value="17.5" calcext:value-type="float">
            <text:p>17.5</text:p>
          </table:table-cell>
          <table:table-cell table:formula="of:=[.J7]/[.K7]" office:value-type="float" office:value="0.628571428571429" calcext:value-type="float">
            <text:p>0.6285714286</text:p>
          </table:table-cell>
          <table:table-cell table:formula="of:=SUM([.M3:.M6])/4" office:value-type="float" office:value="11" calcext:value-type="float">
            <text:p>11</text:p>
          </table:table-cell>
          <table:table-cell table:formula="of:=SUM([.N3:.N6])/4" office:value-type="float" office:value="11" calcext:value-type="float">
            <text:p>11</text:p>
          </table:table-cell>
          <table:table-cell table:formula="of:=SUM([.O3:.O6])/4" office:value-type="float" office:value="17.5" calcext:value-type="float">
            <text:p>17.5</text:p>
          </table:table-cell>
          <table:table-cell table:formula="of:=[.N7]/[.O7]" office:value-type="float" office:value="0.628571428571429" calcext:value-type="float">
            <text:p>0.6285714286</text:p>
          </table:table-cell>
          <table:table-cell table:formula="of:=SUM([.Q3:.Q6])/4" office:value-type="float" office:value="13.5" calcext:value-type="float">
            <text:p>13.5</text:p>
          </table:table-cell>
          <table:table-cell table:formula="of:=SUM([.R3:.R6])/4" office:value-type="float" office:value="13.5" calcext:value-type="float">
            <text:p>13.5</text:p>
          </table:table-cell>
          <table:table-cell table:formula="of:=SUM([.S3:.S6])/4" office:value-type="float" office:value="20" calcext:value-type="float">
            <text:p>20</text:p>
          </table:table-cell>
          <table:table-cell table:formula="of:=[.R7]/[.S7]" office:value-type="float" office:value="0.675" calcext:value-type="float">
            <text:p>0.675</text:p>
          </table:table-cell>
          <table:table-cell/>
        </table:table-row>
        <table:table-row table:style-name="ro1">
          <table:table-cell office:value-type="string" calcext:value-type="string">
            <text:p>NM Mas Cpu 2 Core </text:p>
          </table:table-cell>
          <table:table-cell table:number-columns-repeated="3"/>
          <table:table-cell office:value-type="string" calcext:value-type="string">
            <text:p>RR Mas Cpu 2 Core </text:p>
          </table:table-cell>
          <table:table-cell table:number-columns-repeated="3"/>
          <table:table-cell office:value-type="string" calcext:value-type="string">
            <text:p>NM Mas Cpu 2 Core </text:p>
          </table:table-cell>
          <table:table-cell table:number-columns-repeated="3"/>
          <table:table-cell office:value-type="string" calcext:value-type="string">
            <text:p>PSJF Menos Prio Mas Cpu 2 Core </text:p>
          </table:table-cell>
          <table:table-cell table:number-columns-repeated="3"/>
          <table:table-cell office:value-type="string" calcext:value-type="string">
            <text:p>PSJF Mas Prio Mas Cpu 2 Co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10]/[.C10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10]/[.G10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10]/[.K10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N10]/[.O10]" office:value-type="float" office:value="0.166666666666667" calcext:value-type="float">
            <text:p>0.166666666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R10]/[.S10]" office:value-type="float" office:value="0.666666666666667" calcext:value-type="float">
            <text:p>0.6666666667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11]/[.C11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F11]/[.G11]" office:value-type="float" office:value="0.571428571428571" calcext:value-type="float">
            <text:p>0.571428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J11]/[.K11]" office:value-type="float" office:value="0.142857142857143" calcext:value-type="float">
            <text:p>0.1428571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N11]/[.O11]" office:value-type="float" office:value="0.142857142857143" calcext:value-type="float">
            <text:p>0.14285714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R11]/[.S11]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12]/[.C12]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F12]/[.G12]" office:value-type="float" office:value="0.533333333333333" calcext:value-type="float">
            <text:p>0.53333333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J12]/[.K12]" office:value-type="float" office:value="0.5" calcext:value-type="float">
            <text:p>0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N12]/[.O12]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R12]/[.S12]" office:value-type="float" office:value="0.125" calcext:value-type="float">
            <text:p>0.125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13]/[.C13]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F13]/[.G13]" office:value-type="float" office:value="0.555555555555556" calcext:value-type="float">
            <text:p>0.55555555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J13]/[.K13]"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N13]/[.O13]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R13]/[.S13]"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table:formula="of:=SUM([.A10:.A13])/4" office:value-type="float" office:value="4.25" calcext:value-type="float">
            <text:p>4.25</text:p>
          </table:table-cell>
          <table:table-cell office:value-type="float" office:value="4.25" calcext:value-type="float">
            <text:p>4.25</text:p>
          </table:table-cell>
          <table:table-cell table:formula="of:=SUM([.C10:.C13])/4" office:value-type="float" office:value="10.75" calcext:value-type="float">
            <text:p>10.75</text:p>
          </table:table-cell>
          <table:table-cell table:formula="of:=[.B14]/[.C14]" office:value-type="float" office:value="0.395348837209302" calcext:value-type="float">
            <text:p>0.3953488372</text:p>
          </table:table-cell>
          <table:table-cell table:formula="of:=SUM([.E10:.E13])/4" office:value-type="float" office:value="4" calcext:value-type="float">
            <text:p>4</text:p>
          </table:table-cell>
          <table:table-cell table:formula="of:=SUM([.F10:.F13])/4" office:value-type="float" office:value="6.75" calcext:value-type="float">
            <text:p>6.75</text:p>
          </table:table-cell>
          <table:table-cell table:formula="of:=SUM([.G10:.G13])/4" office:value-type="float" office:value="13.25" calcext:value-type="float">
            <text:p>13.25</text:p>
          </table:table-cell>
          <table:table-cell table:formula="of:=[.F14]/[.G14]" office:value-type="float" office:value="0.509433962264151" calcext:value-type="float">
            <text:p>0.5094339623</text:p>
          </table:table-cell>
          <table:table-cell table:formula="of:=SUM([.I10:.I13])/4" office:value-type="float" office:value="4.25" calcext:value-type="float">
            <text:p>4.25</text:p>
          </table:table-cell>
          <table:table-cell table:formula="of:=SUM([.J10:.J13])/4" office:value-type="float" office:value="4.25" calcext:value-type="float">
            <text:p>4.25</text:p>
          </table:table-cell>
          <table:table-cell table:formula="of:=SUM([.K10:.K13])/4" office:value-type="float" office:value="10.75" calcext:value-type="float">
            <text:p>10.75</text:p>
          </table:table-cell>
          <table:table-cell table:formula="of:=[.J14]/[.K14]" office:value-type="float" office:value="0.395348837209302" calcext:value-type="float">
            <text:p>0.3953488372</text:p>
          </table:table-cell>
          <table:table-cell table:formula="of:=SUM([.M10:.M13])/4" office:value-type="float" office:value="4.25" calcext:value-type="float">
            <text:p>4.25</text:p>
          </table:table-cell>
          <table:table-cell table:formula="of:=SUM([.N10:.N13])/4" office:value-type="float" office:value="4.25" calcext:value-type="float">
            <text:p>4.25</text:p>
          </table:table-cell>
          <table:table-cell table:formula="of:=SUM([.O10:.O13])/4" office:value-type="float" office:value="10.75" calcext:value-type="float">
            <text:p>10.75</text:p>
          </table:table-cell>
          <table:table-cell table:formula="of:=[.N14]/[.O14]" office:value-type="float" office:value="0.395348837209302" calcext:value-type="float">
            <text:p>0.3953488372</text:p>
          </table:table-cell>
          <table:table-cell table:formula="of:=SUM([.Q10:.Q13])/4" office:value-type="float" office:value="5.25" calcext:value-type="float">
            <text:p>5.25</text:p>
          </table:table-cell>
          <table:table-cell table:formula="of:=SUM([.R10:.R13])/4" office:value-type="float" office:value="5.25" calcext:value-type="float">
            <text:p>5.25</text:p>
          </table:table-cell>
          <table:table-cell table:formula="of:=SUM([.S10:.S13])/4" office:value-type="float" office:value="11.75" calcext:value-type="float">
            <text:p>11.75</text:p>
          </table:table-cell>
          <table:table-cell table:formula="of:=[.R14]/[.S14]" office:value-type="float" office:value="0.446808510638298" calcext:value-type="float">
            <text:p>0.4468085106</text:p>
          </table:table-cell>
          <table:table-cell/>
        </table:table-row>
        <table:table-row table:style-name="ro1">
          <table:table-cell office:value-type="string" calcext:value-type="string">
            <text:p>NM Menos Cpu 1 Core </text:p>
          </table:table-cell>
          <table:table-cell table:number-columns-repeated="3"/>
          <table:table-cell office:value-type="string" calcext:value-type="string">
            <text:p>RR Menos Cpu 1 Core </text:p>
          </table:table-cell>
          <table:table-cell table:number-columns-repeated="3"/>
          <table:table-cell office:value-type="string" calcext:value-type="string">
            <text:p>NM Menos Cpu 1 Core </text:p>
          </table:table-cell>
          <table:table-cell table:number-columns-repeated="3"/>
          <table:table-cell office:value-type="string" calcext:value-type="string">
            <text:p>PSJF Mas Prio Menos Cpu 1 Core </text:p>
          </table:table-cell>
          <table:table-cell table:number-columns-repeated="3"/>
          <table:table-cell office:value-type="string" calcext:value-type="string">
            <text:p>PSJF Menos Prio Menos Cpu 1 Co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B17]/[.C17]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F17]/[.G17]" office:value-type="float" office:value="0.928571428571429" calcext:value-type="float">
            <text:p>0.928571428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J17]/[.K17]" office:value-type="float" office:value="0.733333333333333" calcext:value-type="float">
            <text:p>0.73333333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N17]/[.O17]" office:value-type="float" office:value="0.733333333333333" calcext:value-type="float">
            <text:p>0.7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R17]/[.S17]"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B18]/[.C18]" office:value-type="float" office:value="0.666666666666667" calcext:value-type="float">
            <text:p>0.666666666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F18]/[.G18]" office:value-type="float" office:value="0.774193548387097" calcext:value-type="float">
            <text:p>0.774193548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J18]/[.K18]" office:value-type="float" office:value="0.666666666666667" calcext:value-type="float">
            <text:p>0.666666666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N18]/[.O18]" office:value-type="float" office:value="0.666666666666667" calcext:value-type="float">
            <text:p>0.666666666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R18]/[.S18]" office:value-type="float" office:value="0.588235294117647" calcext:value-type="float">
            <text:p>0.5882352941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9]/[.C19]" office:value-type="float" office:value="0.538461538461538" calcext:value-type="float">
            <text:p>0.538461538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formula="of:=[.F19]/[.G19]" office:value-type="float" office:value="0.818181818181818" calcext:value-type="float">
            <text:p>0.818181818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J19]/[.K19]" office:value-type="float" office:value="0.538461538461538" calcext:value-type="float">
            <text:p>0.53846153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N19]/[.O19]" office:value-type="float" office:value="0.538461538461538" calcext:value-type="float">
            <text:p>0.538461538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R19]/[.S19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20]/[.C20]" office:value-type="float" office:value="0.166666666666667" calcext:value-type="float">
            <text:p>0.166666666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F20]/[.G20]" office:value-type="float" office:value="0.791666666666667" calcext:value-type="float">
            <text:p>0.791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20]/[.K20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N20]/[.O20]" office:value-type="float" office:value="0.166666666666667" calcext:value-type="float">
            <text:p>0.166666666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R20]/[.S20]" office:value-type="float" office:value="0.833333333333333" calcext:value-type="float">
            <text:p>0.8333333333</text:p>
          </table:table-cell>
          <table:table-cell/>
        </table:table-row>
        <table:table-row table:style-name="ro1">
          <table:table-cell table:formula="of:=SUM([.A17:.A20])/4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C17:.C20])/4" office:value-type="float" office:value="17.5" calcext:value-type="float">
            <text:p>17.5</text:p>
          </table:table-cell>
          <table:table-cell table:formula="of:=[.B21]/[.C21]" office:value-type="float" office:value="0.628571428571429" calcext:value-type="float">
            <text:p>0.6285714286</text:p>
          </table:table-cell>
          <table:table-cell table:formula="of:=SUM([.E17:.E20])/4" office:value-type="float" office:value="10" calcext:value-type="float">
            <text:p>10</text:p>
          </table:table-cell>
          <table:table-cell table:formula="of:=SUM([.F17:.F20])/4" office:value-type="float" office:value="24" calcext:value-type="float">
            <text:p>24</text:p>
          </table:table-cell>
          <table:table-cell table:formula="of:=SUM([.G17:.G20])/4" office:value-type="float" office:value="29" calcext:value-type="float">
            <text:p>29</text:p>
          </table:table-cell>
          <table:table-cell table:formula="of:=[.F21]/[.G21]" office:value-type="float" office:value="0.827586206896552" calcext:value-type="float">
            <text:p>0.8275862069</text:p>
          </table:table-cell>
          <table:table-cell table:formula="of:=SUM([.I17:.I20])/4" office:value-type="float" office:value="11" calcext:value-type="float">
            <text:p>11</text:p>
          </table:table-cell>
          <table:table-cell table:formula="of:=SUM([.J17:.J20])/4" office:value-type="float" office:value="11" calcext:value-type="float">
            <text:p>11</text:p>
          </table:table-cell>
          <table:table-cell table:formula="of:=SUM([.K17:.K20])/4" office:value-type="float" office:value="17.5" calcext:value-type="float">
            <text:p>17.5</text:p>
          </table:table-cell>
          <table:table-cell table:formula="of:=[.J21]/[.K21]" office:value-type="float" office:value="0.628571428571429" calcext:value-type="float">
            <text:p>0.6285714286</text:p>
          </table:table-cell>
          <table:table-cell table:formula="of:=SUM([.M17:.M20])/4" office:value-type="float" office:value="11" calcext:value-type="float">
            <text:p>11</text:p>
          </table:table-cell>
          <table:table-cell table:formula="of:=SUM([.N17:.N20])/4" office:value-type="float" office:value="11" calcext:value-type="float">
            <text:p>11</text:p>
          </table:table-cell>
          <table:table-cell table:formula="of:=SUM([.O17:.O20])/4" office:value-type="float" office:value="17.5" calcext:value-type="float">
            <text:p>17.5</text:p>
          </table:table-cell>
          <table:table-cell table:formula="of:=[.N21]/[.O21]" office:value-type="float" office:value="0.628571428571429" calcext:value-type="float">
            <text:p>0.6285714286</text:p>
          </table:table-cell>
          <table:table-cell table:formula="of:=SUM([.Q17:.Q20])/4" office:value-type="float" office:value="13.5" calcext:value-type="float">
            <text:p>13.5</text:p>
          </table:table-cell>
          <table:table-cell table:formula="of:=SUM([.R17:.R20])/4" office:value-type="float" office:value="13.5" calcext:value-type="float">
            <text:p>13.5</text:p>
          </table:table-cell>
          <table:table-cell table:formula="of:=SUM([.S17:.S20])/4" office:value-type="float" office:value="20" calcext:value-type="float">
            <text:p>20</text:p>
          </table:table-cell>
          <table:table-cell table:formula="of:=[.R21]/[.S21]" office:value-type="float" office:value="0.675" calcext:value-type="float">
            <text:p>0.675</text:p>
          </table:table-cell>
          <table:table-cell/>
        </table:table-row>
        <table:table-row table:style-name="ro1">
          <table:table-cell office:value-type="string" calcext:value-type="string">
            <text:p>NM Menos Cpu 2 Core </text:p>
          </table:table-cell>
          <table:table-cell table:number-columns-repeated="3"/>
          <table:table-cell office:value-type="string" calcext:value-type="string">
            <text:p>RR Menos Cpu 2 Core </text:p>
          </table:table-cell>
          <table:table-cell table:number-columns-repeated="3"/>
          <table:table-cell office:value-type="string" calcext:value-type="string">
            <text:p>NM Menos Cpu 2 Core </text:p>
          </table:table-cell>
          <table:table-cell table:number-columns-repeated="3"/>
          <table:table-cell office:value-type="string" calcext:value-type="string">
            <text:p>PSJF Mas Prio Menos Cpu 2 Core </text:p>
          </table:table-cell>
          <table:table-cell table:number-columns-repeated="3"/>
          <table:table-cell office:value-type="string" calcext:value-type="string">
            <text:p>PSJF Menos Prio Menos Cpu 2 Co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ompleción</text:p>
          </table:table-cell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24]/[.C24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F24]/[.G24]"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J24]/[.K24]"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N24]/[.O24]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R24]/[.S24]"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25]/[.C2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F25]/[.G25]" office:value-type="float" office:value="0.533333333333333" calcext:value-type="float">
            <text:p>0.53333333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J25]/[.K25]" office:value-type="float" office:value="0.5" calcext:value-type="float">
            <text:p>0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N25]/[.O25]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R25]/[.S25]" office:value-type="float" office:value="0.125" calcext:value-type="float">
            <text:p>0.125</text:p>
          </table:table-cell>
          <table:table-cell table:style-name="ce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26]/[.C26]" office:value-type="float" office:value="0.142857142857143" calcext:value-type="float">
            <text:p>0.14285714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F26]/[.G26]" office:value-type="float" office:value="0.647058823529412" calcext:value-type="float">
            <text:p>0.6470588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J26]/[.K26]" office:value-type="float" office:value="0.142857142857143" calcext:value-type="float">
            <text:p>0.1428571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N26]/[.O26]" office:value-type="float" office:value="0.142857142857143" calcext:value-type="float">
            <text:p>0.14285714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R26]/[.S26]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27]/[.C27]" office:value-type="float" office:value="0.166666666666667" calcext:value-type="float">
            <text:p>0.166666666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F27]/[.G2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27]/[.K27]"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N27]/[.O27]" office:value-type="float" office:value="0.166666666666667" calcext:value-type="float">
            <text:p>0.166666666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R27]/[.S27]" office:value-type="float" office:value="0.666666666666667" calcext:value-type="float">
            <text:p>0.6666666667</text:p>
          </table:table-cell>
          <table:table-cell/>
        </table:table-row>
        <table:table-row table:style-name="ro1">
          <table:table-cell table:formula="of:=SUM([.A24:.A27])/4" office:value-type="float" office:value="4.25" calcext:value-type="float">
            <text:p>4.25</text:p>
          </table:table-cell>
          <table:table-cell office:value-type="float" office:value="4.25" calcext:value-type="float">
            <text:p>4.25</text:p>
          </table:table-cell>
          <table:table-cell table:formula="of:=SUM([.C24:.C27])/4" office:value-type="float" office:value="10.75" calcext:value-type="float">
            <text:p>10.75</text:p>
          </table:table-cell>
          <table:table-cell table:formula="of:=[.B28]/[.C28]" office:value-type="float" office:value="0.395348837209302" calcext:value-type="float">
            <text:p>0.3953488372</text:p>
          </table:table-cell>
          <table:table-cell table:formula="of:=SUM([.E24:.E27])/4" office:value-type="float" office:value="4" calcext:value-type="float">
            <text:p>4</text:p>
          </table:table-cell>
          <table:table-cell table:formula="of:=SUM([.F24:.F27])/4" office:value-type="float" office:value="6.75" calcext:value-type="float">
            <text:p>6.75</text:p>
          </table:table-cell>
          <table:table-cell table:formula="of:=SUM([.G24:.G27])/4" office:value-type="float" office:value="15" calcext:value-type="float">
            <text:p>15</text:p>
          </table:table-cell>
          <table:table-cell table:formula="of:=[.F28]/[.G28]" office:value-type="float" office:value="0.45" calcext:value-type="float">
            <text:p>0.45</text:p>
          </table:table-cell>
          <table:table-cell table:formula="of:=SUM([.I24:.I27])/4" office:value-type="float" office:value="4.25" calcext:value-type="float">
            <text:p>4.25</text:p>
          </table:table-cell>
          <table:table-cell table:formula="of:=SUM([.J24:.J27])/4" office:value-type="float" office:value="4.25" calcext:value-type="float">
            <text:p>4.25</text:p>
          </table:table-cell>
          <table:table-cell table:formula="of:=SUM([.K24:.K27])/4" office:value-type="float" office:value="10.75" calcext:value-type="float">
            <text:p>10.75</text:p>
          </table:table-cell>
          <table:table-cell table:formula="of:=[.J28]/[.K28]" office:value-type="float" office:value="0.395348837209302" calcext:value-type="float">
            <text:p>0.3953488372</text:p>
          </table:table-cell>
          <table:table-cell table:formula="of:=SUM([.M24:.M27])/4" office:value-type="float" office:value="4.25" calcext:value-type="float">
            <text:p>4.25</text:p>
          </table:table-cell>
          <table:table-cell table:formula="of:=SUM([.N24:.N27])/4" office:value-type="float" office:value="4.25" calcext:value-type="float">
            <text:p>4.25</text:p>
          </table:table-cell>
          <table:table-cell table:formula="of:=SUM([.O24:.O27])/4" office:value-type="float" office:value="10.75" calcext:value-type="float">
            <text:p>10.75</text:p>
          </table:table-cell>
          <table:table-cell table:formula="of:=[.N28]/[.O28]" office:value-type="float" office:value="0.395348837209302" calcext:value-type="float">
            <text:p>0.3953488372</text:p>
          </table:table-cell>
          <table:table-cell table:formula="of:=SUM([.Q24:.Q27])/4" office:value-type="float" office:value="5.25" calcext:value-type="float">
            <text:p>5.25</text:p>
          </table:table-cell>
          <table:table-cell table:formula="of:=SUM([.R24:.R27])/4" office:value-type="float" office:value="5.25" calcext:value-type="float">
            <text:p>5.25</text:p>
          </table:table-cell>
          <table:table-cell table:formula="of:=SUM([.S24:.S27])/4" office:value-type="float" office:value="11.75" calcext:value-type="float">
            <text:p>11.75</text:p>
          </table:table-cell>
          <table:table-cell table:formula="of:=[.R28]/[.S28]" office:value-type="float" office:value="0.446808510638298" calcext:value-type="float">
            <text:p>0.4468085106</text:p>
          </table:table-cell>
          <table:table-cell/>
        </table:table-row>
        <table:table-row table:style-name="ro1">
          <table:table-cell table:style-name="Default" table:number-columns-repeated="20"/>
          <table:table-cell/>
        </table:table-row>
        <table:table-row table:style-name="ro1">
          <table:table-cell table:style-name="Default" table:number-columns-repeated="3"/>
          <table:table-cell table:style-name="ce3"/>
          <table:table-cell table:style-name="Default" table:number-columns-repeated="15"/>
          <table:table-cell table:style-name="ce5"/>
          <table:table-cell/>
        </table:table-row>
        <table:table-row table:style-name="ro1" table:number-rows-repeated="2">
          <table:table-cell table:style-name="Default" table:number-columns-repeated="20"/>
          <table:table-cell/>
        </table:table-row>
        <table:table-row table:style-name="ro1">
          <table:table-cell table:style-name="Default" table:number-columns-repeated="19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3:01:01.6942080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6:38:57.606893612</meta:creation-date>
    <dc:date>2017-04-14T13:01:43.484148791</dc:date>
    <meta:editing-duration>PT1H15M38S</meta:editing-duration>
    <meta:editing-cycles>5</meta:editing-cycles>
    <meta:generator>LibreOffice/5.1.6.2$Linux_X86_64 LibreOffice_project/10m0$Build-2</meta:generator>
    <meta:document-statistic meta:table-count="1" meta:cell-count="500" meta:object-count="0"/>
  </office:meta>
</office:document-meta>
</file>